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Ski" svg:font-family="Ski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20pt" officeooo:rsid="00169364" officeooo:paragraph-rsid="00169364" style:font-size-asian="20pt" style:font-size-complex="20pt"/>
    </style:style>
    <style:style style:name="P2" style:family="paragraph" style:parent-style-name="Standard">
      <style:text-properties style:font-name="Ski" officeooo:rsid="00169364" officeooo:paragraph-rsid="00169364"/>
    </style:style>
    <style:style style:name="T1" style:family="text">
      <style:text-properties officeooo:rsid="0019ae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cdefghijklm<text:span text:style-name="T1">opqrs</text:span></text:p>
      <text:p text:style-name="P2">abcdefghijklm<text:span text:style-name="T1">opqrs</text:span></text:p>
      <text:p text:style-name="P1">ABCDEFGHIJKLM<text:span text:style-name="T1">OPQRS</text:span></text:p>
      <text:p text:style-name="P2">ABCDEFGHIJKLM<text:span text:style-name="T1">OPQ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Ski" svg:font-family="Ski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4:32:29.974845738</meta:creation-date>
    <dc:date>2022-05-29T08:29:08.124652994</dc:date>
    <meta:editing-duration>PT9M49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4" meta:word-count="4" meta:character-count="72" meta:non-whitespace-character-count="72"/>
  </office:meta>
</office:document-meta>
</file>